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text-properties fo:font-size="18pt"/>
    </style:style>
    <style:style style:name="P3" style:family="paragraph">
      <style:paragraph-properties fo:margin-left="0cm" fo:margin-right="0cm" fo:text-indent="0cm"/>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2.076cm" svg:height="1.925cm" svg:x="1.635cm" svg:y="1.21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 draw:layer="layout" svg:width="1.443cm" svg:height="1.142cm" svg:x="2.261cm" svg:y="4.408cm">
          <text:p text:style-name="P2">DOF</text:p>
        </draw:rect>
        <draw:connector draw:style-name="gr3" draw:text-style-name="P1" draw:layer="layout" svg:x1="2.673cm" svg:y1="3.14cm" svg:x2="2.982cm" svg:y2="4.408cm" draw:start-shape="id1" draw:start-glue-point="2" draw:end-shape="id2" draw:end-glue-point="0">
          <text:p/>
        </draw:connector>
        <draw:frame draw:style-name="gr4" draw:text-style-name="P3" draw:layer="layout" svg:width="2.504cm" svg:height="0.962cm" svg:x="3.961cm" svg:y="1.708cm">
          <draw:text-box>
            <text:p text:style-name="P3">system</text:p>
          </draw:text-box>
        </draw:frame>
        <draw:rect draw:style-name="gr2" draw:text-style-name="P2" draw:id="id3" draw:layer="layout" svg:width="3.291cm" svg:height="1.226cm" svg:x="4.481cm" svg:y="4.408cm">
          <text:p text:style-name="P2">Constraint</text:p>
        </draw:rect>
        <draw:connector draw:style-name="gr5" draw:text-style-name="P1" draw:layer="layout" svg:x1="6.126cm" svg:y1="4.408cm" svg:x2="2.673cm" svg:y2="3.14cm" draw:start-shape="id3" draw:start-glue-point="0" draw:end-shape="id1" draw:end-glue-point="2">
          <text:p/>
        </draw:connector>
        <draw:rect draw:style-name="gr2" draw:text-style-name="P2" draw:id="id4" draw:layer="f1" svg:width="3.291cm" svg:height="1.226cm" svg:x="8.664cm" svg:y="4.408cm">
          <text:p text:style-name="P2">FEM-tetra</text:p>
        </draw:rect>
        <draw:connector draw:style-name="gr5" draw:text-style-name="P1" draw:layer="f1" svg:x1="10.309cm" svg:y1="4.408cm" svg:x2="2.673cm" svg:y2="3.14cm" draw:start-shape="id4" draw:start-glue-point="0" draw:end-shape="id1" draw:end-glue-point="2">
          <text:p/>
        </draw:connector>
        <draw:rect draw:style-name="gr2" draw:text-style-name="P2" draw:layer="f1" svg:width="3.291cm" svg:height="1.226cm" svg:x="8.665cm" svg:y="4.408cm">
          <text:p text:style-name="P2">FEM-tetra</text:p>
        </draw:rect>
        <draw:rect draw:style-name="gr2" draw:text-style-name="P2" draw:id="id5" draw:layer="f2" svg:width="3.291cm" svg:height="1.226cm" svg:x="12.563cm" svg:y="4.409cm">
          <text:p text:style-name="P2">FEM-trian</text:p>
        </draw:rect>
        <draw:connector draw:style-name="gr5" draw:text-style-name="P1" draw:layer="f2" svg:x1="14.208cm" svg:y1="4.409cm" svg:x2="2.673cm" svg:y2="3.14cm" draw:start-shape="id5" draw:start-glue-point="0" draw:end-shape="id1" draw:end-glue-point="2">
          <text:p/>
        </draw:connector>
        <draw:rect draw:style-name="gr2" draw:text-style-name="P2" draw:id="id6" draw:layer="m" svg:width="2.775cm" svg:height="1.226cm" svg:x="16.689cm" svg:y="4.38cm">
          <text:p text:style-name="P2">Mass</text:p>
        </draw:rect>
        <draw:connector draw:style-name="gr5" draw:text-style-name="P1" draw:layer="m" svg:x1="18.076cm" svg:y1="4.38cm" svg:x2="2.673cm" svg:y2="3.14cm" draw:start-shape="id6" draw:start-glue-point="0" draw:end-shape="id1" draw:end-glue-point="2">
          <text:p/>
        </draw:connector>
        <draw:rect draw:style-name="gr2" draw:text-style-name="P2" draw:id="id7" draw:layer="solver" svg:width="2.775cm" svg:height="1.226cm" svg:x="20.302cm" svg:y="4.38cm">
          <text:p text:style-name="P2">Solver</text:p>
        </draw:rect>
        <draw:connector draw:style-name="gr5" draw:text-style-name="P1" draw:layer="solver" svg:x1="21.689cm" svg:y1="4.38cm" svg:x2="2.673cm" svg:y2="3.14cm" draw:start-shape="id7" draw:start-glue-point="0" draw:end-shape="id1" draw:end-glue-point="2">
          <text:p/>
        </draw:connector>
      </draw:page>
      <draw:page draw:name="page2" draw:style-name="dp1" draw:master-page-name="Default">
        <draw:custom-shape draw:style-name="gr1" draw:text-style-name="P1" draw:id="id8" draw:layer="layout" svg:width="2.076cm" svg:height="1.925cm" svg:x="1.715cm" svg:y="2.43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9" draw:layer="layout" svg:width="1.113cm" svg:height="1.143cm" svg:x="12.636cm" svg:y="5.688cm">
          <text:p text:style-name="P2">F</text:p>
        </draw:rect>
        <draw:rect draw:style-name="gr2" draw:text-style-name="P2" draw:id="id11" draw:layer="layout" svg:width="1.113cm" svg:height="1.143cm" svg:x="8.184cm" svg:y="5.688cm">
          <text:p text:style-name="P2">M</text:p>
        </draw:rect>
        <draw:rect draw:style-name="gr2" draw:text-style-name="P2" draw:id="id10" draw:layer="layout" svg:width="1.443cm" svg:height="1.142cm" svg:x="6.409cm" svg:y="5.688cm">
          <text:p text:style-name="P2">DOF</text:p>
        </draw:rect>
        <draw:connector draw:style-name="gr3" draw:text-style-name="P1" draw:layer="layout" svg:x1="2.753cm" svg:y1="4.363cm" svg:x2="13.192cm" svg:y2="5.688cm" draw:start-shape="id8" draw:start-glue-point="2" draw:end-shape="id9" draw:end-glue-point="0">
          <text:p/>
        </draw:connector>
        <draw:connector draw:style-name="gr3" draw:text-style-name="P1" draw:layer="layout" svg:x1="2.753cm" svg:y1="4.363cm" svg:x2="7.13cm" svg:y2="5.688cm" draw:start-shape="id8" draw:start-glue-point="2" draw:end-shape="id10" draw:end-glue-point="0">
          <text:p/>
        </draw:connector>
        <draw:connector draw:style-name="gr3" draw:text-style-name="P1" draw:layer="layout" svg:x1="8.74cm" svg:y1="5.688cm" svg:x2="2.753cm" svg:y2="4.363cm" draw:start-shape="id11" draw:start-glue-point="0" draw:end-shape="id8" draw:end-glue-point="2">
          <text:p/>
        </draw:connector>
        <draw:rect draw:style-name="gr2" draw:text-style-name="P2" draw:id="id17" draw:layer="layout" svg:width="1.443cm" svg:height="1.142cm" svg:x="17.274cm" svg:y="5.748cm">
          <text:p text:style-name="P2">Visu</text:p>
        </draw:rect>
        <draw:custom-shape draw:style-name="gr1" draw:text-style-name="P1" draw:id="id13" draw:layer="layout" svg:width="2.076cm" svg:height="1.925cm" svg:x="1.713cm" svg:y="8.15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2" draw:layer="layout" svg:width="1.443cm" svg:height="1.142cm" svg:x="4.608cm" svg:y="11.677cm">
          <text:p text:style-name="P2">Sph</text:p>
        </draw:rect>
        <draw:connector draw:style-name="gr3" draw:text-style-name="P1" draw:layer="layout" svg:x1="5.329cm" svg:y1="11.677cm" svg:x2="2.751cm" svg:y2="10.081cm" draw:start-shape="id12" draw:start-glue-point="0" draw:end-shape="id13" draw:end-glue-point="2">
          <text:p/>
        </draw:connector>
        <draw:rect draw:style-name="gr2" draw:text-style-name="P2" draw:id="id16" draw:layer="layout" svg:width="2.769cm" svg:height="1.081cm" svg:x="14.204cm" svg:y="5.748cm">
          <text:p text:style-name="P2">Mapping</text:p>
        </draw:rect>
        <draw:rect draw:style-name="gr2" draw:text-style-name="P2" draw:id="id14" draw:layer="layout" svg:width="2.769cm" svg:height="1.081cm" svg:x="1.355cm" svg:y="11.707cm">
          <text:p text:style-name="P2">Mapping</text:p>
        </draw:rect>
        <draw:connector draw:style-name="gr3" draw:text-style-name="P1" draw:layer="layout" svg:x1="2.739cm" svg:y1="11.707cm" svg:x2="2.751cm" svg:y2="10.081cm" draw:start-shape="id14" draw:start-glue-point="0" draw:end-shape="id13" draw:end-glue-point="2">
          <text:p/>
        </draw:connector>
        <draw:connector draw:style-name="gr3" draw:text-style-name="P1" draw:layer="layout" svg:x1="4.619cm" svg:y1="5.688cm" svg:x2="2.753cm" svg:y2="4.363cm" draw:start-shape="id15" draw:start-glue-point="0" draw:end-shape="id8" draw:end-glue-point="2">
          <text:p/>
        </draw:connector>
        <draw:connector draw:style-name="gr3" draw:text-style-name="P1" draw:layer="layout" svg:x1="15.588cm" svg:y1="5.748cm" svg:x2="2.753cm" svg:y2="4.363cm" draw:start-shape="id16" draw:start-glue-point="0" draw:end-shape="id8" draw:end-glue-point="2">
          <text:p/>
        </draw:connector>
        <draw:connector draw:style-name="gr3" draw:text-style-name="P1" draw:layer="layout" svg:x1="17.995cm" svg:y1="5.748cm" svg:x2="2.753cm" svg:y2="4.363cm" draw:start-shape="id17" draw:start-glue-point="0" draw:end-shape="id8" draw:end-glue-point="2">
          <text:p/>
        </draw:connector>
        <draw:rect draw:style-name="gr2" draw:text-style-name="P2" draw:id="id18" draw:layer="layout" svg:width="2.678cm" svg:height="1.206cm" svg:x="9.538cm" svg:y="5.688cm">
          <text:p text:style-name="P2">Topology</text:p>
        </draw:rect>
        <draw:connector draw:style-name="gr3" draw:text-style-name="P1" draw:layer="layout" svg:x1="10.877cm" svg:y1="5.688cm" svg:x2="2.753cm" svg:y2="4.363cm" draw:start-shape="id18" draw:start-glue-point="0" draw:end-shape="id8" draw:end-glue-point="2">
          <text:p/>
        </draw:connector>
        <draw:rect draw:style-name="gr2" draw:text-style-name="P2" draw:id="id15" draw:layer="layout" svg:width="2.678cm" svg:height="1.206cm" svg:x="3.28cm" svg:y="5.688cm">
          <text:p text:style-name="P2">Solver</text:p>
        </draw:rect>
        <draw:connector draw:style-name="gr3" draw:text-style-name="P1" draw:layer="layout" draw:line-skew="1.58cm" svg:x1="2.751cm" svg:y1="8.156cm" svg:x2="2.753cm" svg:y2="4.363cm" draw:start-shape="id13" draw:start-glue-point="0" draw:end-shape="id8" draw:end-glue-point="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4cm" fo:page-height="7.5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 draw:name="f1"/>
      <draw:layer draw:name="f2"/>
      <draw:layer draw:name="m"/>
      <draw:layer draw:name="solver"/>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6-11T20:47:46</meta:creation-date>
    <dc:creator>faure</dc:creator>
    <dc:date>2006-09-26T23:08:47</dc:date>
    <dc:language>en-US</dc:language>
    <meta:editing-cycles>22</meta:editing-cycles>
    <meta:editing-duration>PT1H18M58S</meta:editing-duration>
    <meta:user-defined meta:name="Info 1"/>
    <meta:user-defined meta:name="Info 2"/>
    <meta:user-defined meta:name="Info 3"/>
    <meta:user-defined meta:name="Info 4"/>
    <meta:document-statistic meta:object-count="36"/>
  </office:meta>
</office:document-meta>
</file>